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8pt" officeooo:rsid="00081435" officeooo:paragraph-rsid="00081435" style:font-size-asian="24.5pt" style:font-size-complex="28pt"/>
    </style:style>
    <style:style style:name="P2" style:family="paragraph" style:parent-style-name="Preformatted_20_Text">
      <style:paragraph-properties fo:text-align="start" style:justify-single-word="false"/>
      <style:text-properties fo:font-size="11pt" officeooo:rsid="00081435" officeooo:paragraph-rsid="00081435" style:font-size-asian="9.60000038146973pt" style:font-size-complex="11pt"/>
    </style:style>
    <style:style style:name="P3" style:family="paragraph" style:parent-style-name="Preformatted_20_Text">
      <style:paragraph-properties fo:text-align="start" style:justify-single-word="false"/>
      <style:text-properties fo:font-size="11pt" officeooo:rsid="0009ca40" officeooo:paragraph-rsid="0009ca40" style:font-size-asian="9.60000038146973pt" style:font-size-complex="11pt"/>
    </style:style>
    <style:style style:name="P4" style:family="paragraph" style:parent-style-name="Preformatted_20_Text">
      <style:paragraph-properties fo:text-align="start" style:justify-single-word="false"/>
      <style:text-properties fo:font-size="11pt" officeooo:rsid="000b7595" officeooo:paragraph-rsid="000b7595" style:font-size-asian="9.60000038146973pt" style:font-size-complex="11pt"/>
    </style:style>
    <style:style style:name="P5" style:family="paragraph" style:parent-style-name="Preformatted_20_Text">
      <style:paragraph-properties fo:text-align="start" style:justify-single-word="false"/>
      <style:text-properties fo:font-size="11pt" officeooo:rsid="000d29bf" officeooo:paragraph-rsid="000d29bf" style:font-size-asian="9.60000038146973pt" style:font-size-complex="11pt"/>
    </style:style>
    <style:style style:name="P6" style:family="paragraph" style:parent-style-name="Preformatted_20_Text">
      <style:paragraph-properties fo:text-align="start" style:justify-single-word="false"/>
      <style:text-properties fo:font-size="11pt" officeooo:rsid="000d5d8b" officeooo:paragraph-rsid="000d5d8b" style:font-size-asian="9.60000038146973pt" style:font-size-complex="11pt"/>
    </style:style>
    <style:style style:name="P7" style:family="paragraph" style:parent-style-name="Preformatted_20_Text">
      <style:paragraph-properties fo:text-align="start" style:justify-single-word="false"/>
      <style:text-properties fo:font-size="11pt" officeooo:rsid="000e9315" officeooo:paragraph-rsid="000e9315" style:font-size-asian="9.60000038146973pt" style:font-size-complex="11pt"/>
    </style:style>
    <style:style style:name="P8" style:family="paragraph" style:parent-style-name="Preformatted_20_Text">
      <style:paragraph-properties fo:text-align="start" style:justify-single-word="false"/>
      <style:text-properties fo:font-size="11pt" officeooo:rsid="000f2f51" officeooo:paragraph-rsid="000f2f51" style:font-size-asian="9.60000038146973pt" style:font-size-complex="11pt"/>
    </style:style>
    <style:style style:name="P9" style:family="paragraph" style:parent-style-name="Preformatted_20_Text">
      <style:paragraph-properties fo:text-align="start" style:justify-single-word="false"/>
      <style:text-properties fo:font-size="14pt" officeooo:rsid="00081435" officeooo:paragraph-rsid="00081435" style:font-size-asian="12.25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style:font-name="DejaVu Sans Mono" fo:font-size="11pt" officeooo:rsid="0009ca40" officeooo:paragraph-rsid="0009ca40" style:font-name-asian="DejaVu Sans Mono" style:font-size-asian="9.60000038146973pt" style:font-name-complex="DejaVu Sans Mono" style:font-size-complex="11pt"/>
    </style:style>
    <style:style style:name="P11" style:family="paragraph" style:parent-style-name="Preformatted_20_Text">
      <style:paragraph-properties fo:text-align="start" style:justify-single-word="false"/>
      <style:text-properties style:font-name="DejaVu Sans Mono" fo:font-size="11pt" officeooo:rsid="000b7595" officeooo:paragraph-rsid="000b7595" style:font-name-asian="DejaVu Sans Mono" style:font-size-asian="9.60000038146973pt" style:font-name-complex="DejaVu Sans Mono" style:font-size-complex="11pt"/>
    </style:style>
    <style:style style:name="P12" style:family="paragraph" style:parent-style-name="Preformatted_20_Text">
      <style:paragraph-properties fo:text-align="start" style:justify-single-word="false"/>
      <style:text-properties style:font-name="DejaVu Sans Mono" fo:font-size="11pt" officeooo:rsid="000e9315" officeooo:paragraph-rsid="000e9315" style:font-name-asian="DejaVu Sans Mono" style:font-size-asian="9.60000038146973pt" style:font-name-complex="DejaVu Sans Mono" style:font-size-complex="11pt"/>
    </style:style>
    <style:style style:name="P13" style:family="paragraph" style:parent-style-name="Preformatted_20_Text">
      <style:paragraph-properties fo:text-align="start" style:justify-single-word="false"/>
      <style:text-properties style:font-name="DejaVu Sans Mono" fo:font-size="14pt" officeooo:rsid="000d29bf" officeooo:paragraph-rsid="000d29bf" style:font-name-asian="DejaVu Sans Mono" style:font-size-asian="12.25pt" style:font-name-complex="DejaVu Sans Mono" style:font-size-complex="14pt"/>
    </style:style>
    <style:style style:name="P14" style:family="paragraph" style:parent-style-name="Preformatted_20_Text">
      <style:paragraph-properties fo:text-align="start" style:justify-single-word="false"/>
      <style:text-properties style:font-name="DejaVu Sans Mono" fo:font-size="14pt" officeooo:rsid="000f2f51" officeooo:paragraph-rsid="000f2f51" style:font-name-asian="DejaVu Sans Mono" style:font-size-asian="12.25pt" style:font-name-complex="DejaVu Sans Mono" style:font-size-complex="14pt"/>
    </style:style>
    <style:style style:name="T1" style:family="text">
      <style:text-properties style:font-name="DejaVu Sans Mono" style:font-name-asian="DejaVu Sans Mono" style:font-name-complex="DejaVu Sans Mono"/>
    </style:style>
    <style:style style:name="T2" style:family="text">
      <style:text-properties style:font-name="DejaVu Sans Mono" officeooo:rsid="0009ca40" style:font-name-asian="DejaVu Sans Mono" style:font-name-complex="DejaVu Sans Mono"/>
    </style:style>
    <style:style style:name="T3" style:family="text">
      <style:text-properties style:font-name="DejaVu Sans Mono" officeooo:rsid="000b7595" style:font-name-asian="DejaVu Sans Mono" style:font-name-complex="DejaVu Sans Mono"/>
    </style:style>
    <style:style style:name="T4" style:family="text">
      <style:text-properties style:font-name="DejaVu Sans Mono" officeooo:rsid="000bfae4" style:font-name-asian="DejaVu Sans Mono" style:font-name-complex="DejaVu Sans Mono"/>
    </style:style>
    <style:style style:name="T5" style:family="text">
      <style:text-properties style:font-name="DejaVu Sans Mono" officeooo:rsid="000d29bf" style:font-name-asian="DejaVu Sans Mono" style:font-name-complex="DejaVu Sans Mono"/>
    </style:style>
    <style:style style:name="T6" style:family="text">
      <style:text-properties style:font-name="DejaVu Sans Mono" officeooo:rsid="000d5d8b" style:font-name-asian="DejaVu Sans Mono" style:font-name-complex="DejaVu Sans Mono"/>
    </style:style>
    <style:style style:name="T7" style:family="text">
      <style:text-properties style:font-name="DejaVu Sans Mono" officeooo:rsid="000e8e8e" style:font-name-asian="DejaVu Sans Mono" style:font-name-complex="DejaVu Sans Mono"/>
    </style:style>
    <style:style style:name="T8" style:family="text">
      <style:text-properties style:font-name="DejaVu Sans Mono" officeooo:rsid="000e9315" style:font-name-asian="DejaVu Sans Mono" style:font-name-complex="DejaVu Sans Mono"/>
    </style:style>
    <style:style style:name="T9" style:family="text">
      <style:text-properties style:font-name="DejaVu Sans Mono" officeooo:rsid="000f2f51" style:font-name-asian="DejaVu Sans Mono" style:font-name-complex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15, TDn°1 :</text:p>
      <text:p text:style-name="P2"/>
      <text:p text:style-name="P9">1. Visualisation des processus</text:p>
      <text:p text:style-name="P2"/>
      <text:p text:style-name="P2">1.1 : Grâce a la commande ps on voit deux processus : <text:span text:style-name="T1">bash</text:span>(8180) et <text:span text:style-name="T1">ps(28721)</text:span></text:p>
      <text:p text:style-name="P2"><text:span text:style-name="T1"/></text:p>
      <text:p text:style-name="P10">Pour visualiser tout les processus de de la machine avec le nom d’utilisateur on doit rajouter l’option -A (sélectionner tout les processus) et u(sélectionner par identifiant d’utilisateur effectif) : ps -A u ou ps -e u </text:p>
      <text:p text:style-name="P3"><text:span text:style-name="T1"/></text:p>
      <text:p text:style-name="P3"><text:span text:style-name="T1">1.2 : </text:span><text:span text:style-name="T3">pstree -p</text:span></text:p>
      <text:p text:style-name="P11">les liens de filiation sont pères et fils </text:p>
      <text:p text:style-name="P4"><text:span text:style-name="T1"/></text:p>
      <text:p text:style-name="P4"><text:span text:style-name="T1">1.3 </text:span><text:span text:style-name="T2">: </text:span><text:span text:style-name="T1">En lançant la commande top, on voit en direct tout les processus exécutés en simultanés. Les processus sont présentés selon leur pourcentage de CPU.</text:span></text:p>
      <text:p text:style-name="P4"><text:span text:style-name="T1"/></text:p>
      <text:p text:style-name="P4"><text:span text:style-name="T1">1.4 : </text:span><text:span text:style-name="T4">grace à la commande pstree, le processus père est « bash ». avec la commande </text:span><text:span text:style-name="T5">exec man ps supprime le processus bash car la commande exec remplace le processus bash. </text:span><text:span text:style-name="T6">Quand on termine la commande man, l</text:span><text:span text:style-name="T5">e processus bash et ce qui suit disparaît, </text:span><text:span text:style-name="T6">parce qu’elle n’est plus effective</text:span><text:span text:style-name="T5">. </text:span></text:p>
      <text:p text:style-name="P4"><text:span text:style-name="T5"/></text:p>
      <text:p text:style-name="P13">2. Gestion des processus</text:p>
      <text:p text:style-name="P5"><text:span text:style-name="T1"/></text:p>
      <text:p text:style-name="P5"><text:span text:style-name="T1">2.1 : </text:span><text:span text:style-name="T6">la commande pour lister tout les signaux du systeme est -l : kill -l</text:span></text:p>
      <text:p text:style-name="P5"><text:span text:style-name="T6"/></text:p>
      <text:p text:style-name="P6"><text:span text:style-name="T1">2.2 : </text:span><text:span text:style-name="T7">soit ./SAE15/Script_boucle &amp; ou ./SAE15/Script_boucle <text:s/>bg. </text:span><text:span text:style-name="T8">En lui envoyant le signal SIGKILL il s’arrête</text:span></text:p>
      <text:p text:style-name="P6"><text:span text:style-name="T8"/></text:p>
      <text:p text:style-name="P12">2.3 avec la commande kill -SIGSTOP 85853, le script boucle semble être arrêté.</text:p>
      <text:p text:style-name="P7"><text:span text:style-name="T1"/></text:p>
      <text:p text:style-name="P7"><text:span text:style-name="T1">2.4 : </text:span><text:span text:style-name="T9">pstree -p -s </text:span></text:p>
      <text:p text:style-name="P7"><text:span text:style-name="T9"/></text:p>
      <text:p text:style-name="P14">3. Processus et signaux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5T14:58:11.748000000</dc:date>
    <meta:editing-duration>PT21M3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4" meta:word-count="205" meta:character-count="1165" meta:non-whitespace-character-count="969"/>
  </office:meta>
</office:document-meta>
</file>